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 PL UKai CN" svg:font-family="'AR PL UKai CN'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 PL UKai CN" style:font-name-asian="AR PL UKai 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目录结构：</text:p>
      <text:p text:style-name="P1">ChSegSuite</text:p>
      <text:p text:style-name="P1"><text:tab/>GenTrain/<text:tab/><text:tab/><text:tab/>// 分别用于生成专有格式训练语料格式转换程序</text:p>
      <text:p text:style-name="P1"><text:tab/>PerTrain/<text:tab/><text:tab/><text:tab/>// 训练程序</text:p>
      <text:p text:style-name="P1"><text:tab/>PerSeg/<text:tab/><text:tab/><text:tab/>// 分词程序</text:p>
      <text:p text:style-name="P1"><text:tab/>train_seg.txt<text:tab/><text:tab/>// 标准格式训练语料</text:p>
      <text:p text:style-name="P1"><text:tab/>test.txt<text:tab/><text:tab/><text:tab/>// 测试集</text:p>
      <text:p text:style-name="P1"/>
      <text:p text:style-name="P1">数据格式：</text:p>
      <text:p text:style-name="P1">train_seg.txt和test.txt遵循相同的数据格式，每行一句，词与词之间以空格隔开</text:p>
      <text:p text:style-name="P1"/>
      <text:p text:style-name="P1">生成专有格式训练语料（目录GenTrain）：</text:p>
      <text:p text:style-name="P1">g++ GenTrain.cpp -o gentrain<text:tab/>// 编译</text:p>
      <text:p text:style-name="P1">./gentrain train_seg.txt train_seg_bmes.txt n<text:tab/>// 格式转换，n指明不标注只切分</text:p>
      <text:p text:style-name="P1">train_seg_bmes.txt即为专有格式的训练语料</text:p>
      <text:p text:style-name="P1"/>
      <text:p text:style-name="P1">训练（目录PerTrain）：</text:p>
      <text:p text:style-name="P1">make clean; make<text:tab/><text:tab/><text:tab/>// 编译</text:p>
      <text:p text:style-name="P1">./src/pertrain -f train_seg_bmes.txt -l 7<text:tab/><text:tab/>// 训练，-l指明训练迭代7轮</text:p>
      <text:p text:style-name="P1">work中保存了各轮迭代后的感知机分词模型。前缀avg指明平均参数模型</text:p>
      <text:p text:style-name="P1"/>
      <text:p text:style-name="P1">分词（目录PerSeg）：</text:p>
      <text:p text:style-name="P1">首先将训练步骤得到的某一模型拷贝到data目录下，并重命名为model。一般取第7轮迭代后的平均参数模型</text:p>
      <text:p text:style-name="P1">make clean; make<text:tab/><text:tab/><text:tab/>// 编译</text:p>
      <text:p text:style-name="P1">./src/perseg -s test.txt -t result.txt<text:tab/><text:tab/>// 切分</text:p>
      <text:p text:style-name="P1">result.txt即为test.txt的切分结果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 PL UKai CN" svg:font-family="'AR PL UKai CN'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CN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jiangwenbin</meta:initial-creator>
    <meta:creation-date>2008-05-09T12:42:43</meta:creation-date>
    <dc:creator>jiangwenbin</dc:creator>
    <dc:date>2008-05-09T14:03:56</dc:date>
    <meta:printed-by>jiangwenbin</meta:printed-by>
    <meta:print-date>2008-05-09T14:02:31</meta:print-date>
    <meta:editing-cycles>23</meta:editing-cycles>
    <meta:editing-duration>PT1H0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70" meta:character-count="627"/>
  </office:meta>
</office:document-meta>
</file>